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eee" officeooo:paragraph-rsid="00176eee"/>
    </style:style>
    <style:style style:name="P2" style:family="paragraph" style:parent-style-name="Standard">
      <style:paragraph-properties fo:break-before="page"/>
      <style:text-properties officeooo:rsid="00176eee" officeooo:paragraph-rsid="00176eee"/>
    </style:style>
    <style:style style:name="P3" style:family="paragraph" style:parent-style-name="Standard">
      <style:text-properties fo:font-weight="bold" officeooo:rsid="00176eee" officeooo:paragraph-rsid="00176ee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76eee" officeooo:paragraph-rsid="00176ee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icheros Acceso a Datos – Sergio Muñoz Villullas</text:p>
      <text:p text:style-name="P1"/>
      <text:p text:style-name="P1">EJ1</text:p>
      <text:p text:style-name="P1"/>
      <text:p text:style-name="P1">package com.mycompany.DAM_accessodatos;</text:p>
      <text:p text:style-name="P1">import java.io.File;</text:p>
      <text:p text:style-name="P1">import java.io.FileNotFoundException;</text:p>
      <text:p text:style-name="P1">import java.io.FileReader;</text:p>
      <text:p text:style-name="P1">import java.io.IOException;</text:p>
      <text:p text:style-name="P1">/**</text:p>
      <text:p text:style-name="P1"><text:s/>*</text:p>
      <text:p text:style-name="P1"><text:s/>* @author alumno</text:p>
      <text:p text:style-name="P1"><text:s/>*/</text:p>
      <text:p text:style-name="P1">public class ej1 {</text:p>
      <text:p text:style-name="P1"><text:s text:c="4"/>public static void main(String[] args) {</text:p>
      <text:p text:style-name="P1">//indicamos donde está la carpeta</text:p>
      <text:p text:style-name="P1"><text:s/>File carpeta = new File("C:\\misArchivos");</text:p>
      <text:p text:style-name="P1"><text:s/>//si la capeta existe</text:p>
      <text:p text:style-name="P1"><text:s/>if(carpeta.exists()){</text:p>
      <text:p text:style-name="P1"><text:s text:c="5"/>//y es un directorio</text:p>
      <text:p text:style-name="P1"><text:s text:c="5"/>if(carpeta.isDirectory()){</text:p>
      <text:p text:style-name="P1"><text:s text:c="9"/>//convertimos los archivos en una lista de strings</text:p>
      <text:p text:style-name="P1"><text:s text:c="4"/>String[] archivos = carpeta.list();</text:p>
      <text:p text:style-name="P1"><text:s text:c="4"/></text:p>
      <text:p text:style-name="P1"><text:s text:c="4"/>//si existen los archivos</text:p>
      <text:p text:style-name="P1"><text:s text:c="4"/>if (archivos != null) {</text:p>
      <text:p text:style-name="P1"><text:s text:c="8"/>//recorremos el array y decimos como se llaman</text:p>
      <text:p text:style-name="P1"><text:s text:c="8"/>for (int i = 0; i &lt; archivos.length; i++) {</text:p>
      <text:p text:style-name="P1"><text:s text:c="12"/>System.out.println("Archivo " + i + ": " + archivos[i]);</text:p>
      <text:p text:style-name="P1"><text:s text:c="8"/>}</text:p>
      <text:p text:style-name="P1"><text:s text:c="8"/></text:p>
      <text:p text:style-name="P1"><text:s text:c="8"/></text:p>
      <text:p text:style-name="P1"><text:s text:c="4"/>}</text:p>
      <text:p text:style-name="P1"><text:s text:c="4"/>}else{</text:p>
      <text:p text:style-name="P1"><text:s text:c="4"/>System.out.println("No es una carpeta"); <text:s text:c="4"/></text:p>
      <text:p text:style-name="P1"><text:s text:c="5"/>} <text:s text:c="2"/></text:p>
      <text:p text:style-name="P1"><text:s/>}else{</text:p>
      <text:p text:style-name="P1"><text:s text:c="5"/>System.out.println("No existe esta archivo");</text:p>
      <text:p text:style-name="P1"><text:s/>}</text:p>
      <text:p text:style-name="P1"><text:s text:c="4"/>}</text:p>
      <text:p text:style-name="P1">}</text:p>
      <text:p text:style-name="P1"/>
      <text:p text:style-name="P2">Ejercicios Ficheros Acceso a Datos – Sergio Muñoz Villullas</text:p>
      <text:p text:style-name="P1"/>
      <text:p text:style-name="P1">EJ2</text:p>
      <text:p text:style-name="P1"/>
      <text:p text:style-name="P1">package com.mycompany.DAM_accessodatos;</text:p>
      <text:p text:style-name="P1">import java.io.File;</text:p>
      <text:p text:style-name="P1">import java.io.FileNotFoundException;</text:p>
      <text:p text:style-name="P1">import java.io.FileReader;</text:p>
      <text:p text:style-name="P1">import java.io.IOException;</text:p>
      <text:p text:style-name="P1">import java.io.FilenameFilter;</text:p>
      <text:p text:style-name="P1">/**</text:p>
      <text:p text:style-name="P1"><text:s/>*</text:p>
      <text:p text:style-name="P1"><text:s/>* @author alumno</text:p>
      <text:p text:style-name="P1"><text:s/>*/</text:p>
      <text:p text:style-name="P1">public class ej2 {</text:p>
      <text:p text:style-name="P1"><text:s/>public static void main(String[] args) {</text:p>
      <text:p text:style-name="P1">//decimos donde está el directorio</text:p>
      <text:p text:style-name="P1"><text:s text:c="8"/>File directorio = new File("C:\\misArchivos");</text:p>
      <text:p text:style-name="P1"><text:s text:c="7"/>//convertimos los archivos en una lista de strings</text:p>
      <text:p text:style-name="P1"><text:s text:c="9"/>String[] archivos = directorio.list();</text:p>
      <text:p text:style-name="P1"><text:s text:c="9"/>//si existe alguno</text:p>
      <text:p text:style-name="P1"><text:s text:c="4"/>if (archivos != null) {</text:p>
      <text:p text:style-name="P1"><text:s text:c="8"/>//recorremos el array y los enseñamos</text:p>
      <text:p text:style-name="P1"><text:s text:c="8"/>for (int i = 0; i &lt; archivos.length; i++) {</text:p>
      <text:p text:style-name="P1"><text:s text:c="11"/>if(archivos[i].contains(".java".toLowerCase())==true){</text:p>
      <text:p text:style-name="P1"><text:s text:c="15"/>System.out.println("Archivo " + i + ": " + archivos[i]);</text:p>
      <text:p text:style-name="P1"><text:s text:c="11"/>}</text:p>
      <text:p text:style-name="P1"><text:s text:c="20"/>}</text:p>
      <text:p text:style-name="P1"><text:s text:c="4"/>}</text:p>
      <text:p text:style-name="P1"><text:s/>}</text:p>
      <text:p text:style-name="P1">}</text:p>
      <text:p text:style-name="P1"/>
      <text:p text:style-name="P2">Ejercicios Ficheros Acceso a Datos – Sergio Muñoz Villullas</text:p>
      <text:p text:style-name="P1"/>
      <text:p text:style-name="P1">EJ3</text:p>
      <text:p text:style-name="P1"/>
      <text:p text:style-name="P1">package com.mycompany.DAM_accessodatos;</text:p>
      <text:p text:style-name="P1">import java.io.File;</text:p>
      <text:p text:style-name="P1">import java.io.IOException;</text:p>
      <text:p text:style-name="P1">import java.nio.file.FileAlreadyExistsException;</text:p>
      <text:p text:style-name="P1">import java.nio.file.Files;</text:p>
      <text:p text:style-name="P1">import java.nio.file.Path;</text:p>
      <text:p text:style-name="P1">import java.nio.file.Paths;</text:p>
      <text:p text:style-name="P1"/>
      <text:p text:style-name="P1">public class ej3 {</text:p>
      <text:p text:style-name="P1"/>
      <text:p text:style-name="P1"><text:s text:c="4"/>public static void moverArchivo(String rutaOrigen, String rutaDestino, boolean reemplazarExistente) {</text:p>
      <text:p text:style-name="P1"><text:s text:c="8"/>Path origenPath = Paths.get(rutaOrigen);</text:p>
      <text:p text:style-name="P1"><text:s text:c="8"/>Path destinoPath = Paths.get(rutaDestino);</text:p>
      <text:p text:style-name="P1"/>
      <text:p text:style-name="P1"><text:s text:c="8"/>try {</text:p>
      <text:p text:style-name="P1"><text:s text:c="12"/>// Si la ruta destino especifica un archivo existente y no se permite reemplazar, terminar la operación</text:p>
      <text:p text:style-name="P1"><text:s text:c="12"/>if (Files.exists(destinoPath) &amp;&amp; !reemplazarExistente) {</text:p>
      <text:p text:style-name="P1"><text:s text:c="16"/>System.out.println("No se puede mover el archivo. El archivo destino ya existe y no se permite reemplazar.");</text:p>
      <text:p text:style-name="P1"><text:s text:c="16"/>return;</text:p>
      <text:p text:style-name="P1"><text:s text:c="12"/>}</text:p>
      <text:p text:style-name="P1"/>
      <text:p text:style-name="P1"><text:s text:c="12"/>// Mover o renombrar el archivo</text:p>
      <text:p text:style-name="P1"><text:s text:c="12"/>Files.move(origenPath, destinoPath);</text:p>
      <text:p text:style-name="P1"><text:s text:c="12"/>//con ficheros</text:p>
      <text:p text:style-name="P1"><text:s text:c="12"/>//f1.renameTo(f2);</text:p>
      <text:p text:style-name="P1"/>
      <text:p text:style-name="P1"><text:s text:c="12"/>System.out.println("Archivo movido correctamente.");</text:p>
      <text:p text:style-name="P1"><text:s text:c="8"/>} catch (FileAlreadyExistsException e) {</text:p>
      <text:p text:style-name="P1"><text:s text:c="12"/>System.err.println("Error: El archivo destino ya existe.");</text:p>
      <text:p text:style-name="P1"><text:s text:c="8"/>} catch (IOException e) {</text:p>
      <text:p text:style-name="P1"><text:s text:c="12"/>System.err.println("Error al mover el archivo: " + e.getMessage());</text:p>
      <text:p text:style-name="P1"><text:s text:c="8"/>}</text:p>
      <text:p text:style-name="P1"><text:s text:c="4"/>}</text:p>
      <text:p text:style-name="P1"/>
      <text:p text:style-name="P1"><text:s text:c="4"/>public static void main(String[] args) {</text:p>
      <text:p text:style-name="P1"><text:s text:c="8"/>String rutaOrigen = "C:\\misArchivos\\Hola";</text:p>
      <text:p text:style-name="P1"><text:s text:c="8"/>String rutaDestino = "C:\\misArchivos\\Hola.txt";</text:p>
      <text:p text:style-name="P1"><text:s text:c="8"/>boolean reemplazarExistente = true; <text:s/>// Cambiar a false si no se desea reemplazar</text:p>
      <text:p text:style-name="P1"/>
      <text:p text:style-name="P1"><text:s text:c="8"/>moverArchivo(rutaOrigen, rutaDestino, reemplazarExistente);</text:p>
      <text:p text:style-name="P1"><text:s text:c="4"/>}</text:p>
      <text:p text:style-name="P1">}</text:p>
      <text:p text:style-name="P1"/>
      <text:p text:style-name="P2">Ejercicios Ficheros Acceso a Datos – Sergio Muñoz Villullas</text:p>
      <text:p text:style-name="P1"/>
      <text:p text:style-name="P1">EJ4</text:p>
      <text:p text:style-name="P1"/>
      <text:p text:style-name="P1">package com.mycompany.DAM_accessodatos;</text:p>
      <text:p text:style-name="P1">import java.io.File;</text:p>
      <text:p text:style-name="P1">import java.io.IOException;</text:p>
      <text:p text:style-name="P1">import java.nio.file.FileSystems;</text:p>
      <text:p text:style-name="P1">import java.nio.file.Files;</text:p>
      <text:p text:style-name="P1">import java.nio.file.Path;</text:p>
      <text:p text:style-name="P1">import java.nio.file.StandardCopyOption;</text:p>
      <text:p text:style-name="P1">import java.nio.file.*;</text:p>
      <text:p text:style-name="P1"/>
      <text:p text:style-name="P1">public class ej4 {</text:p>
      <text:p text:style-name="P1"/>
      <text:p text:style-name="P1"><text:s text:c="4"/>public static void copiarDirectorioRecursivo(String rutaOrigen, String rutaDestino) {</text:p>
      <text:p text:style-name="P1"><text:s text:c="8"/>File directorioOrigen = new File(rutaOrigen);</text:p>
      <text:p text:style-name="P1"><text:s text:c="8"/>File directorioDestino = new File(rutaDestino);</text:p>
      <text:p text:style-name="P1"/>
      <text:p text:style-name="P1"><text:s text:c="8"/>try {</text:p>
      <text:p text:style-name="P1"><text:s text:c="8"/>//copiar el origen al destino</text:p>
      <text:p text:style-name="P1"><text:s text:c="8"/>copiarContenido(directorioOrigen, directorioDestino);</text:p>
      <text:p text:style-name="P1"><text:s text:c="9"/>System.out.println("Directorio copiado correctamente.");</text:p>
      <text:p text:style-name="P1"><text:s text:c="8"/>} catch (IOException e) {</text:p>
      <text:p text:style-name="P1"><text:s text:c="12"/>System.err.println("Error al copiar el directorio: " + e.getMessage());</text:p>
      <text:p text:style-name="P1"><text:s text:c="11"/></text:p>
      <text:p text:style-name="P1"><text:s text:c="12"/>//Hola</text:p>
      <text:p text:style-name="P1"><text:s text:c="12"/>System.out.println(directorioOrigen);</text:p>
      <text:p text:style-name="P1"><text:s text:c="12"/>//Adios</text:p>
      <text:p text:style-name="P1"><text:s text:c="12"/>System.out.println(directorioDestino);</text:p>
      <text:p text:style-name="P1"><text:s text:c="12"/></text:p>
      <text:p text:style-name="P1"><text:s text:c="12"/>String[] archivos = directorioOrigen.list(); <text:s text:c="3"/></text:p>
      <text:p text:style-name="P1"><text:s text:c="12"/>//recorremos el array y decimos como se llaman</text:p>
      <text:p text:style-name="P1"><text:s text:c="13"/>for (int i = 0; i &lt; archivos.length; i++) {</text:p>
      <text:p text:style-name="P1"><text:s text:c="13"/>System.out.println("Archivo " + i + ": " + archivos[i]);</text:p>
      <text:p text:style-name="P1"><text:s text:c="12"/>}</text:p>
      <text:p text:style-name="P1"/>
      <text:p text:style-name="P1"/>
      <text:p text:style-name="P1"><text:s text:c="8"/>}</text:p>
      <text:p text:style-name="P1"><text:s text:c="4"/>}</text:p>
      <text:p text:style-name="P1"/>
      <text:p text:style-name="P1">private static void copiarContenido(File origen, File destino) throws IOException {</text:p>
      <text:p text:style-name="P1"><text:s text:c="4"/>if (origen.isDirectory()) {</text:p>
      <text:p text:style-name="P1"><text:s text:c="27"/>// Si es un directorio, crearlo en el destino y copiar su contenido</text:p>
      <text:p text:style-name="P1"><text:s text:c="8"/>destino.mkdirs();</text:p>
      <text:p text:style-name="P1"><text:s text:c="8"/>String[] archivos = origen.list();</text:p>
      <text:p text:style-name="P1"><text:s text:c="8"/></text:p>
      <text:p text:style-name="P1"/>
      <text:p text:style-name="P1"><text:s text:c="8"/></text:p>
      <text:p text:style-name="P1"><text:s text:c="8"/>for (int i = 0; i &lt; archivos.length; i++) {</text:p>
      <text:p text:style-name="P1"><text:s text:c="12"/>String nombreArchivo = archivos[i];</text:p>
      <text:p text:style-name="P1"><text:s text:c="12"/>System.out.println(nombreArchivo);</text:p>
      <text:p text:style-name="P1"><text:soft-page-break/><text:s text:c="12"/>copiarContenido(new File(origen, nombreArchivo), new File(destino, nombreArchivo));</text:p>
      <text:p text:style-name="P1"><text:s text:c="8"/>}</text:p>
      <text:p text:style-name="P1"><text:s text:c="8"/></text:p>
      <text:p text:style-name="P1"><text:s text:c="4"/>} else {</text:p>
      <text:p text:style-name="P1"/>
      <text:p text:style-name="P1"><text:s text:c="9"/>// Si es un archivo, copiarlo al destino</text:p>
      <text:p text:style-name="P1"><text:s text:c="8"/>Path origenPath = origen.toPath();</text:p>
      <text:p text:style-name="P1"><text:s text:c="8"/>Path destinoPath = destino.toPath();</text:p>
      <text:p text:style-name="P1"><text:s text:c="8"/>Files.copy(origenPath, destinoPath.resolve(origen.getName()), StandardCopyOption.REPLACE_EXISTING);</text:p>
      <text:p text:style-name="P1"/>
      <text:p text:style-name="P1"><text:s text:c="4"/>}</text:p>
      <text:p text:style-name="P1">}</text:p>
      <text:p text:style-name="P1"/>
      <text:p text:style-name="P1"><text:s text:c="4"/>public static void main(String[] args) {</text:p>
      <text:p text:style-name="P1"><text:s text:c="8"/>String rutaOrigen = "C:\\misArchivos\\Hola";</text:p>
      <text:p text:style-name="P1"><text:s text:c="8"/>String rutaDestino = "C:\\misArchivos\\Adios";</text:p>
      <text:p text:style-name="P1"/>
      <text:p text:style-name="P1"><text:s text:c="8"/>copiarDirectorioRecursivo(rutaOrigen, rutaDestino);</text:p>
      <text:p text:style-name="P1"><text:s text:c="4"/>}</text:p>
      <text:p text:style-name="P1">}</text:p>
      <text:p text:style-name="P1"/>
      <text:p text:style-name="P2">Ejercicios Ficheros Acceso a Datos – Sergio Muñoz Villullas</text:p>
      <text:p text:style-name="P1"/>
      <text:p text:style-name="P1">EJ5</text:p>
      <text:p text:style-name="P1"/>
      <text:p text:style-name="P1">package com.mycompany.DAM_accessodatos;</text:p>
      <text:p text:style-name="P1">import java.io.File;</text:p>
      <text:p text:style-name="P1">import java.io.IOException;</text:p>
      <text:p text:style-name="P1">import java.nio.file.*;</text:p>
      <text:p text:style-name="P1">import java.nio.file.attribute.BasicFileAttributes;</text:p>
      <text:p text:style-name="P1"/>
      <text:p text:style-name="P1">public class ej5 {</text:p>
      <text:p text:style-name="P1"/>
      <text:p text:style-name="P1"><text:s text:c="4"/>public static void clasificarDirectorio(String rutaDirectorio, String extension) {</text:p>
      <text:p text:style-name="P1"><text:s text:c="7"/>//se crea un file con la ruta de la carpeta</text:p>
      <text:p text:style-name="P1"><text:s text:c="8"/>File directorio = new File(rutaDirectorio);</text:p>
      <text:p text:style-name="P1"/>
      <text:p text:style-name="P1"><text:s text:c="8"/>//si no es un directorio</text:p>
      <text:p text:style-name="P1"><text:s text:c="8"/>if (!directorio.isDirectory()) {</text:p>
      <text:p text:style-name="P1"><text:s text:c="12"/>System.err.println("La ruta no corresponde a un directorio.");</text:p>
      <text:p text:style-name="P1"><text:s text:c="12"/>return;</text:p>
      <text:p text:style-name="P1"><text:s text:c="8"/>}</text:p>
      <text:p text:style-name="P1"/>
      <text:p text:style-name="P1"><text:s text:c="8"/>//creamos un array listando los archivos del direcorio</text:p>
      <text:p text:style-name="P1"><text:s text:c="8"/>File[] archivos = directorio.listFiles();</text:p>
      <text:p text:style-name="P1"><text:s text:c="8"/>//si hay archivos</text:p>
      <text:p text:style-name="P1"><text:s text:c="8"/>if (archivos != null) {</text:p>
      <text:p text:style-name="P1"><text:s text:c="12"/>//recorremos el el array</text:p>
      <text:p text:style-name="P1"><text:s text:c="8"/>for (int i = 0; i &lt; archivos.length; i++) {</text:p>
      <text:p text:style-name="P1"><text:s text:c="9"/>File archivo = archivos[i];</text:p>
      <text:p text:style-name="P1"><text:s text:c="12"/>System.out.println(archivos[i]);</text:p>
      <text:p text:style-name="P1"><text:s text:c="12"/>String nombreArchivo = archivo.getName().toLowerCase();</text:p>
      <text:p text:style-name="P1"><text:s text:c="12"/>System.out.println(nombreArchivo);</text:p>
      <text:p text:style-name="P1"><text:s text:c="12"/>String rutaCompleta = rutaDirectorio + File.separator + nombreArchivo;</text:p>
      <text:p text:style-name="P1"/>
      <text:p text:style-name="P1"><text:s text:c="8"/>// Crear un nuevo objeto File con la ruta en minúsculas</text:p>
      <text:p text:style-name="P1"><text:s text:c="8"/>File archivoEnMinusculas = new File(rutaCompleta);</text:p>
      <text:p text:style-name="P1"><text:s text:c="9"/>//si es un archivo y si el nombre del archivo termina con la extension dicha</text:p>
      <text:p text:style-name="P1"><text:s text:c="12"/>if (archivoEnMinusculas.isFile() &amp;&amp; archivo.getName().endsWith(extension.toLowerCase())) {</text:p>
      <text:p text:style-name="P1"><text:s text:c="12"/>moverArchivo(archivoEnMinusculas, rutaDirectorio, extension.toLowerCase());</text:p>
      <text:p text:style-name="P1"><text:s text:c="13"/>}</text:p>
      <text:p text:style-name="P1"><text:s text:c="8"/>}</text:p>
      <text:p text:style-name="P1"><text:s text:c="8"/>} else {</text:p>
      <text:p text:style-name="P1"><text:s text:c="12"/>System.out.println("La carpeta está vacía.");</text:p>
      <text:p text:style-name="P1"><text:s text:c="8"/>}</text:p>
      <text:p text:style-name="P1"><text:s text:c="4"/>}</text:p>
      <text:p text:style-name="P1"/>
      <text:p text:style-name="P1"><text:s text:c="4"/>private static void moverArchivo(File archivo, String rutaDirectorio, String extension) {</text:p>
      <text:p text:style-name="P1"><text:s text:c="8"/>File subdirectorio = new File(rutaDirectorio + File.separator + extension);</text:p>
      <text:p text:style-name="P1"><text:s text:c="7"/></text:p>
      <text:p text:style-name="P1"><text:s text:c="8"/>if (!subdirectorio.exists()) {</text:p>
      <text:p text:style-name="P1"><text:s text:c="12"/>subdirectorio.mkdir();</text:p>
      <text:p text:style-name="P1"><text:soft-page-break/><text:s text:c="8"/>}</text:p>
      <text:p text:style-name="P1"><text:s text:c="8"/>//la ruta + // + extension</text:p>
      <text:p text:style-name="P1"><text:s text:c="8"/>File nuevoArchivo = new File(subdirectorio.getAbsolutePath() + File.separator + archivo.getName());</text:p>
      <text:p text:style-name="P1"/>
      <text:p text:style-name="P1"><text:s text:c="8"/>try {</text:p>
      <text:p text:style-name="P1"><text:s text:c="12"/>Files.move(archivo.toPath(), nuevoArchivo.toPath(), StandardCopyOption.REPLACE_EXISTING);</text:p>
      <text:p text:style-name="P1"><text:s text:c="12"/>System.out.println("Movido " + archivo.getName() + " a " + subdirectorio.getAbsolutePath());</text:p>
      <text:p text:style-name="P1"><text:s text:c="8"/>} catch (IOException e) {</text:p>
      <text:p text:style-name="P1"><text:s text:c="12"/>System.err.println("Error al mover el archivo " + archivo.getName() + ": " + e.getMessage());</text:p>
      <text:p text:style-name="P1"><text:s text:c="8"/>}</text:p>
      <text:p text:style-name="P1"><text:s text:c="4"/>}</text:p>
      <text:p text:style-name="P1"/>
      <text:p text:style-name="P1"><text:s text:c="4"/>public static void main(String[] args) {</text:p>
      <text:p text:style-name="P1"><text:s text:c="8"/>String rutaDirectorio = "C:\\misArchivos\\archivosjava"; //</text:p>
      <text:p text:style-name="P1"><text:s text:c="8"/>String extension = ".java"; // Cambia por la extensión que deseas clasificar</text:p>
      <text:p text:style-name="P1"/>
      <text:p text:style-name="P1"><text:s text:c="8"/>clasificarDirectorio(rutaDirectorio, extension);</text:p>
      <text:p text:style-name="P1"><text:s text:c="4"/>}</text:p>
      <text:p text:style-name="P1">}</text:p>
      <text:p text:style-name="P1"/>
      <text:p text:style-name="P2">Ejercicios Ficheros Acceso a Datos – Sergio Muñoz Villullas</text:p>
      <text:p text:style-name="P1"/>
      <text:p text:style-name="P1">EJ6</text:p>
      <text:p text:style-name="P1"/>
      <text:p text:style-name="P1">package com.mycompany.DAM_accessodatos;</text:p>
      <text:p text:style-name="P1"/>
      <text:p text:style-name="P1"/>
      <text:p text:style-name="P1">import java.io.File;</text:p>
      <text:p text:style-name="P1">import java.io.IOException;</text:p>
      <text:p text:style-name="P1">import java.io.RandomAccessFile;</text:p>
      <text:p text:style-name="P1">import java.io.EOFException;</text:p>
      <text:p text:style-name="P1"/>
      <text:p text:style-name="P1">public class ej6 {</text:p>
      <text:p text:style-name="P1"><text:s/>public static void main(String[] args) throws IOException, ClassNotFoundException{ <text:s text:c="5"/></text:p>
      <text:p text:style-name="P1"><text:s text:c="3"/>File fichero = new File("C:\\misArchivos\\archivo\\escribir.dat");</text:p>
      <text:p text:style-name="P1"><text:s text:c="3"/>//declara el fichero de acceso aleatorio</text:p>
      <text:p text:style-name="P1"><text:s text:c="3"/>RandomAccessFile file = new RandomAccessFile(fichero, "rw");</text:p>
      <text:p text:style-name="P1"><text:s text:c="8"/>for (int i = 0; i &lt; 4; i++) {</text:p>
      <text:p text:style-name="P1"><text:s text:c="12"/>file.writeInt(1); </text:p>
      <text:p text:style-name="P1"><text:s text:c="8"/></text:p>
      <text:p text:style-name="P1"><text:s text:c="8"/>}</text:p>
      <text:p text:style-name="P1"><text:s text:c="8"/>for (int i = 0; i &lt; 5; i++) {</text:p>
      <text:p text:style-name="P1"><text:s text:c="12"/>file.writeInt(2); </text:p>
      <text:p text:style-name="P1"/>
      <text:p text:style-name="P1"><text:s text:c="8"/>}</text:p>
      <text:p text:style-name="P1"><text:s text:c="8"/>file.seek(0);//posición 0</text:p>
      <text:p text:style-name="P1"><text:s text:c="8"/>System.out.println("longitud de los numeros del archivo: "+file.length()/4);</text:p>
      <text:p text:style-name="P1"><text:s text:c="8"/>System.out.println("------------------");</text:p>
      <text:p text:style-name="P1"><text:s text:c="8"/></text:p>
      <text:p text:style-name="P1"><text:s text:c="8"/>for (int i = 0; i &lt;file.length()/4 ; i++) {</text:p>
      <text:p text:style-name="P1"><text:s text:c="12"/>System.out.println(file.readInt());</text:p>
      <text:p text:style-name="P1"><text:s text:c="9"/>}</text:p>
      <text:p text:style-name="P1"><text:s text:c="8"/></text:p>
      <text:p text:style-name="P1"><text:s text:c="8"/>//Cada entero ocupa 4 bits entonces 4x4=16 <text:s text:c="8"/></text:p>
      <text:p text:style-name="P1"><text:s text:c="8"/>file.seek(16);</text:p>
      <text:p text:style-name="P1"/>
      <text:p text:style-name="P1"><text:s text:c="8"/>for (int i = 0; i &lt;5 ; i++) {</text:p>
      <text:p text:style-name="P1"><text:s text:c="12"/>file.writeInt(3); </text:p>
      <text:p text:style-name="P1"><text:s text:c="9"/>}</text:p>
      <text:p text:style-name="P1"><text:s text:c="8"/></text:p>
      <text:p text:style-name="P1"><text:s text:c="8"/>System.out.println("------------------");</text:p>
      <text:p text:style-name="P1"><text:s text:c="8"/>System.out.println("longitud de los numeros del archivo: "+file.length()/4);</text:p>
      <text:p text:style-name="P1"><text:s text:c="8"/>System.out.println("------------------");</text:p>
      <text:p text:style-name="P1"><text:s text:c="8"/></text:p>
      <text:p text:style-name="P1"><text:s text:c="8"/>file.seek(0);//posición 0</text:p>
      <text:p text:style-name="P1"><text:s text:c="8"/></text:p>
      <text:p text:style-name="P1"><text:s text:c="8"/>for (int i = 0; i &lt;file.length()/4 ; i++) {</text:p>
      <text:p text:style-name="P1"><text:s text:c="12"/>System.out.println(file.readInt());</text:p>
      <text:p text:style-name="P1"><text:s text:c="8"/>}</text:p>
      <text:p text:style-name="P1"><text:s text:c="16"/></text:p>
      <text:p text:style-name="P1"/>
      <text:p text:style-name="P1"><text:s text:c="8"/></text:p>
      <text:p text:style-name="P1"><text:soft-page-break/><text:s text:c="7"/></text:p>
      <text:p text:style-name="P1"><text:s text:c="3"/>file.close(); <text:s/>//cerrar fichero </text:p>
      <text:p text:style-name="P1"><text:s text:c="3"/>}</text:p>
      <text:p text:style-name="P1"><text:s text:c="3"/></text:p>
      <text:p text:style-name="P1">} </text:p>
      <text:p text:style-name="P2">Ejercicios Ficheros Acceso a Datos – Sergio Muñoz Villullas</text:p>
      <text:p text:style-name="P1"/>
      <text:p text:style-name="P1">EJ7</text:p>
      <text:p text:style-name="P1"/>
      <text:p text:style-name="P1">package com.mycompany.DAM_accessodatos;</text:p>
      <text:p text:style-name="P1"/>
      <text:p text:style-name="P1">import java.io.File;</text:p>
      <text:p text:style-name="P1">import java.io.IOException;</text:p>
      <text:p text:style-name="P1">import java.io.RandomAccessFile;</text:p>
      <text:p text:style-name="P1">import java.nio.charset.StandardCharsets;</text:p>
      <text:p text:style-name="P1"/>
      <text:p text:style-name="P1">public class ej7 {</text:p>
      <text:p text:style-name="P1"><text:s text:c="4"/>public static void main(String[] args) throws IOException {</text:p>
      <text:p text:style-name="P1"><text:s text:c="8"/>int articulos[] = {1, 2, 3}; <text:s text:c="6"/>// artículo</text:p>
      <text:p text:style-name="P1"><text:s text:c="8"/>int precios[] = {10, 20, 30}; <text:s text:c="5"/>// precio</text:p>
      <text:p text:style-name="P1"><text:s text:c="8"/>String filePath = "C:\\misArchivos\\archivo\\articuloPrecio.dat";</text:p>
      <text:p text:style-name="P1"/>
      <text:p text:style-name="P1"><text:s text:c="8"/>escribirArchivoPrecios(filePath, articulos, precios);</text:p>
      <text:p text:style-name="P1"><text:s text:c="8"/>leerArchivoPrecios(filePath);</text:p>
      <text:p text:style-name="P1"><text:s text:c="4"/>}</text:p>
      <text:p text:style-name="P1"/>
      <text:p text:style-name="P1"><text:s text:c="4"/>public static void escribirArchivoPrecios(String filePath, int[] articulos, int[] precios) {</text:p>
      <text:p text:style-name="P1"><text:s text:c="8"/>try (RandomAccessFile file = new RandomAccessFile(filePath, "rw")) {</text:p>
      <text:p text:style-name="P1"><text:s text:c="12"/>for (int i = 0; i &lt; articulos.length; i++) {</text:p>
      <text:p text:style-name="P1"><text:s text:c="16"/>String texto1 = "Este es el artículo número ";</text:p>
      <text:p text:style-name="P1"><text:s text:c="16"/>byte[] bytesTexto1 = texto1.getBytes(StandardCharsets.UTF_8);</text:p>
      <text:p text:style-name="P1"><text:s text:c="16"/>file.writeInt(bytesTexto1.length);</text:p>
      <text:p text:style-name="P1"><text:s text:c="16"/>file.write(bytesTexto1);</text:p>
      <text:p text:style-name="P1"><text:s text:c="16"/></text:p>
      <text:p text:style-name="P1"><text:s text:c="16"/>file.writeInt(articulos[i]); // artículo número</text:p>
      <text:p text:style-name="P1"/>
      <text:p text:style-name="P1"><text:s text:c="16"/>//forma de hacerlo añadiendo en el texto el entero</text:p>
      <text:p text:style-name="P1"><text:s text:c="16"/>String texto2 = " que cuesta: " + precios[i];</text:p>
      <text:p text:style-name="P1"><text:s text:c="16"/>byte[] bytesTexto2 = texto2.getBytes(StandardCharsets.UTF_8);</text:p>
      <text:p text:style-name="P1"><text:s text:c="16"/>file.writeInt(bytesTexto2.length);</text:p>
      <text:p text:style-name="P1"><text:s text:c="16"/>file.write(bytesTexto2);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atic void leerArchivoPrecios(String filePath) {</text:p>
      <text:p text:style-name="P1"><text:s text:c="8"/>try (RandomAccessFile file = new RandomAccessFile(filePath, "r")) {</text:p>
      <text:p text:style-name="P1"><text:s text:c="12"/>//ponglo el puntero al inicio (en este caso da igual porque no lo he movido en ningún lado)</text:p>
      <text:p text:style-name="P1"><text:s text:c="12"/>file.seek(0);</text:p>
      <text:p text:style-name="P1"><text:s text:c="12"/>// mientras la posición actual del puntero sea menor que la longitud total del archivo</text:p>
      <text:p text:style-name="P1"><text:s text:c="12"/>while (file.getFilePointer() &lt; file.length()) {</text:p>
      <text:p text:style-name="P1"><text:s text:c="16"/>// Lee la longitud de la primera cadena y la cadena en sí</text:p>
      <text:p text:style-name="P1"><text:s text:c="16"/>int length1 = file.readInt();</text:p>
      <text:p text:style-name="P1"><text:s text:c="16"/>byte[] bytesTexto1 = new byte[length1];</text:p>
      <text:p text:style-name="P1"><text:s text:c="16"/>file.readFully(bytesTexto1);</text:p>
      <text:p text:style-name="P1"><text:soft-page-break/><text:s text:c="16"/>String texto1 = new String(bytesTexto1, StandardCharsets.UTF_8);</text:p>
      <text:p text:style-name="P1"><text:s text:c="16"/>// Lee el entero (artículo)</text:p>
      <text:p text:style-name="P1"><text:s text:c="16"/>int articulo = file.readInt();</text:p>
      <text:p text:style-name="P1"><text:s text:c="16"/>// Lee la longitud de la segunda cadena y la cadena en sí que contiene el entero</text:p>
      <text:p text:style-name="P1"><text:s text:c="16"/>int length2 = file.readInt();</text:p>
      <text:p text:style-name="P1"><text:s text:c="16"/>byte[] bytesTexto2 = new byte[length2];</text:p>
      <text:p text:style-name="P1"><text:s text:c="16"/>file.readFully(bytesTexto2);</text:p>
      <text:p text:style-name="P1"><text:s text:c="16"/>String texto2 = new String(bytesTexto2, StandardCharsets.UTF_8);</text:p>
      <text:p text:style-name="P1"/>
      <text:p text:style-name="P1"><text:s text:c="16"/>System.out.println(texto1+articulo+texto2);</text:p>
      <text:p text:style-name="P1"/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}</text:p>
      <text:p text:style-name="P1"/>
      <text:p text:style-name="P2">Ejercicios Ficheros Acceso a Datos – Sergio Muñoz Villullas</text:p>
      <text:p text:style-name="P1"/>
      <text:p text:style-name="P1">EJ8</text:p>
      <text:p text:style-name="P1"/>
      <text:p text:style-name="P1">package com.mycompany.DAM_accessodatos;</text:p>
      <text:p text:style-name="P1"/>
      <text:p text:style-name="P1">import java.io.File;</text:p>
      <text:p text:style-name="P1">import java.io.IOException;</text:p>
      <text:p text:style-name="P1">import java.io.RandomAccessFile;</text:p>
      <text:p text:style-name="P1">import java.nio.charset.StandardCharsets;</text:p>
      <text:p text:style-name="P1"/>
      <text:p text:style-name="P1">public class ej8 {</text:p>
      <text:p text:style-name="P1"><text:s text:c="4"/>public static void main(String[] args) throws IOException {</text:p>
      <text:p text:style-name="P1"><text:s text:c="8"/>int articulos[] = {1, 2, 3}; <text:s text:c="6"/>// artículo</text:p>
      <text:p text:style-name="P1"><text:s text:c="8"/>int precios[] = {102, 20, 30}; <text:s text:c="5"/>// precio</text:p>
      <text:p text:style-name="P1"><text:s text:c="8"/>String filePath = "C:\\misArchivos\\archivo\\articuloPrecio2.dat";</text:p>
      <text:p text:style-name="P1"/>
      <text:p text:style-name="P1"><text:s text:c="8"/>escribirArchivoPrecios(filePath, articulos, precios);</text:p>
      <text:p text:style-name="P1"><text:s text:c="8"/>leerArchivoPrecios(filePath);</text:p>
      <text:p text:style-name="P1"><text:s text:c="8"/>System.out.println("---------------------------");</text:p>
      <text:p text:style-name="P1"><text:s text:c="8"/>actualizarArchivoPrecios(filePath, articulos, precios);</text:p>
      <text:p text:style-name="P1"><text:s text:c="8"/>leerArchivoPrecios(filePath);</text:p>
      <text:p text:style-name="P1"><text:s text:c="4"/>}</text:p>
      <text:p text:style-name="P1"/>
      <text:p text:style-name="P1"><text:s text:c="4"/>public static void escribi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file.writeInt(articulos[i]); // artículo número</text:p>
      <text:p text:style-name="P1"><text:s text:c="16"/>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atic void leerArchivoPrecios(String filePath) {</text:p>
      <text:p text:style-name="P1"><text:s text:c="8"/>try (RandomAccessFile file = new RandomAccessFile(filePath, "r")) {</text:p>
      <text:p text:style-name="P1"><text:s text:c="12"/>//ponglo el puntero al inicio (en este caso da igual porque no lo he movido en ningún lado)</text:p>
      <text:p text:style-name="P1"><text:s text:c="12"/>file.seek(0);</text:p>
      <text:p text:style-name="P1"><text:s text:c="12"/>// mientras la posición actual del puntero sea menor que la longitud total del archivo</text:p>
      <text:p text:style-name="P1"><text:s text:c="12"/>while (file.getFilePointer() &lt; file.length()) {</text:p>
      <text:p text:style-name="P1"><text:s text:c="16"/>// Lee el entero (artículo)</text:p>
      <text:p text:style-name="P1"><text:s text:c="16"/>int articulo = file.readInt();</text:p>
      <text:p text:style-name="P1"><text:s text:c="16"/>// Lee el entero (precio)</text:p>
      <text:p text:style-name="P1"><text:s text:c="16"/>int precio = file.readInt();</text:p>
      <text:p text:style-name="P1"/>
      <text:p text:style-name="P1"><text:s text:c="16"/>System.out.println("articulo: "+articulo+" precio: "+precio);</text:p>
      <text:p text:style-name="P1"/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oft-page-break/><text:s text:c="8"/>}</text:p>
      <text:p text:style-name="P1"><text:s text:c="4"/>}</text:p>
      <text:p text:style-name="P1"><text:s text:c="4"/></text:p>
      <text:p text:style-name="P1"><text:s text:c="7"/>public static void actualiza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//se divide el precio</text:p>
      <text:p text:style-name="P1"><text:s text:c="16"/>if(precios[i]&gt;100){</text:p>
      <text:p text:style-name="P1"><text:s text:c="16"/>file.writeInt(articulos[i]); // artículo número</text:p>
      <text:p text:style-name="P1"><text:s text:c="16"/>file.writeInt(precios[i]/2); // artículo número</text:p>
      <text:p text:style-name="P1"><text:s text:c="16"/>}</text:p>
      <text:p text:style-name="P1"><text:s text:c="16"/>//se multiplica el precio</text:p>
      <text:p text:style-name="P1"><text:s text:c="16"/>if(precios[i]&lt;100){</text:p>
      <text:p text:style-name="P1"><text:s text:c="16"/>file.writeInt(articulos[i]); // artículo número</text:p>
      <text:p text:style-name="P1"><text:s text:c="16"/>file.writeInt(precios[i]*2); // artículo número</text:p>
      <text:p text:style-name="P1"><text:s text:c="16"/>}</text:p>
      <text:p text:style-name="P1"><text:s text:c="15"/>// file.writeInt(articulos[i]); // artículo número</text:p>
      <text:p text:style-name="P1"><text:s text:c="15"/>// 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4"/></text:p>
      <text:p text:style-name="P1">}</text:p>
      <text:p text:style-name="P1"/>
      <text:p text:style-name="P2">Ejercicios Ficheros Acceso a Datos – Sergio Muñoz Villullas</text:p>
      <text:p text:style-name="P1"/>
      <text:p text:style-name="P1">EJ9 </text:p>
      <text:p text:style-name="P1"/>
      <text:p text:style-name="P3">EL EJERCICIO ES IGUAL PORQUE EN EL ANTERIOR YA LOS MOSTRABA Y TENGO CREADO UN MÉTODO PARA MOSTRARLO</text:p>
      <text:p text:style-name="P1"/>
      <text:p text:style-name="P1">package com.mycompany.DAM_accessodatos;</text:p>
      <text:p text:style-name="P1"/>
      <text:p text:style-name="P1">import java.io.File;</text:p>
      <text:p text:style-name="P1">import java.io.IOException;</text:p>
      <text:p text:style-name="P1">import java.io.RandomAccessFile;</text:p>
      <text:p text:style-name="P1">import java.nio.charset.StandardCharsets;</text:p>
      <text:p text:style-name="P1">//el ejercicio es igual porque anteriormente ya los mostraba</text:p>
      <text:p text:style-name="P1">public class ej9 {</text:p>
      <text:p text:style-name="P1"><text:s text:c="4"/>public static void main(String[] args) throws IOException {</text:p>
      <text:p text:style-name="P1"><text:s text:c="8"/>int articulos[] = {1, 2, 3}; <text:s text:c="6"/>// artículo</text:p>
      <text:p text:style-name="P1"><text:s text:c="8"/>int precios[] = {102, 20, 30}; <text:s text:c="5"/>// precio</text:p>
      <text:p text:style-name="P1"><text:s text:c="8"/>String filePath = "C:\\misArchivos\\archivo\\articuloPrecio2.dat";</text:p>
      <text:p text:style-name="P1"/>
      <text:p text:style-name="P1"><text:s text:c="8"/>escribirArchivoPrecios(filePath, articulos, precios);</text:p>
      <text:p text:style-name="P1"><text:s text:c="8"/>leerArchivoPrecios(filePath);</text:p>
      <text:p text:style-name="P1"><text:s text:c="8"/>System.out.println("---------------------------");</text:p>
      <text:p text:style-name="P1"><text:s text:c="8"/>actualizarArchivoPrecios(filePath, articulos, precios);</text:p>
      <text:p text:style-name="P1"><text:s text:c="8"/>leerArchivoPrecios(filePath);</text:p>
      <text:p text:style-name="P1"><text:s text:c="4"/>}</text:p>
      <text:p text:style-name="P1"/>
      <text:p text:style-name="P1"><text:s text:c="4"/>public static void escribi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file.writeInt(articulos[i]); // artículo número</text:p>
      <text:p text:style-name="P1"><text:s text:c="16"/>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atic void leerArchivoPrecios(String filePath) {</text:p>
      <text:p text:style-name="P1"><text:s text:c="8"/>try (RandomAccessFile file = new RandomAccessFile(filePath, "r")) {</text:p>
      <text:p text:style-name="P1"><text:s text:c="12"/>//ponglo el puntero al inicio (en este caso da igual porque no lo he movido en ningún lado)</text:p>
      <text:p text:style-name="P1"><text:s text:c="12"/>file.seek(0);</text:p>
      <text:p text:style-name="P1"><text:s text:c="12"/>// mientras la posición actual del puntero sea menor que la longitud total del archivo</text:p>
      <text:p text:style-name="P1"><text:s text:c="12"/>while (file.getFilePointer() &lt; file.length()) {</text:p>
      <text:p text:style-name="P1"><text:s text:c="16"/>// Lee el entero (artículo)</text:p>
      <text:p text:style-name="P1"><text:s text:c="16"/>int articulo = file.readInt();</text:p>
      <text:p text:style-name="P1"><text:s text:c="16"/>// Lee el entero (precio)</text:p>
      <text:p text:style-name="P1"><text:s text:c="16"/>int precio = file.readInt();</text:p>
      <text:p text:style-name="P1"/>
      <text:p text:style-name="P1"><text:s text:c="16"/>System.out.println("articulo: "+articulo+" precio: "+precio);</text:p>
      <text:p text:style-name="P1"/>
      <text:p text:style-name="P1"><text:soft-page-break/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7"/>public static void actualiza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//se divide el precio</text:p>
      <text:p text:style-name="P1"><text:s text:c="16"/>if(precios[i]&gt;100){</text:p>
      <text:p text:style-name="P1"><text:s text:c="16"/>file.writeInt(articulos[i]); // artículo número</text:p>
      <text:p text:style-name="P1"><text:s text:c="16"/>file.writeInt(precios[i]/2); // artículo número</text:p>
      <text:p text:style-name="P1"><text:s text:c="16"/>}</text:p>
      <text:p text:style-name="P1"><text:s text:c="16"/>//se multiplica el precio</text:p>
      <text:p text:style-name="P1"><text:s text:c="16"/>if(precios[i]&lt;100){</text:p>
      <text:p text:style-name="P1"><text:s text:c="16"/>file.writeInt(articulos[i]); // artículo número</text:p>
      <text:p text:style-name="P1"><text:s text:c="16"/>file.writeInt(precios[i]*2); // artículo número</text:p>
      <text:p text:style-name="P1"><text:s text:c="16"/>}</text:p>
      <text:p text:style-name="P1"><text:s text:c="15"/>// file.writeInt(articulos[i]); // artículo número</text:p>
      <text:p text:style-name="P1"><text:s text:c="15"/>// 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4"/></text:p>
      <text:p text:style-name="P1">}</text:p>
      <text:p text:style-name="P1"/>
      <text:p text:style-name="P2">Ejercicios Ficheros Acceso a Datos – Sergio Muñoz Villullas</text:p>
      <text:p text:style-name="P1"/>
      <text:p text:style-name="P1">EJ10</text:p>
      <text:p text:style-name="P1"/>
      <text:p text:style-name="P1"><text:span text:style-name="T2">EL EJERCICIO ES IGUAL PORQUE EN EL ANTERIOR YA LOS MOSTRABA Y LOS LLAMABA EN EL MAIN POR </text:span><text:span text:style-name="T2">LO QUE YA ESTÁN VERIFICADOS</text:span></text:p>
      <text:p text:style-name="P4"/>
      <text:p text:style-name="P1">package com.mycompany.DAM_accessodatos;</text:p>
      <text:p text:style-name="P1"/>
      <text:p text:style-name="P1">import java.io.File;</text:p>
      <text:p text:style-name="P1">import java.io.IOException;</text:p>
      <text:p text:style-name="P1">import java.io.RandomAccessFile;</text:p>
      <text:p text:style-name="P1">import java.nio.charset.StandardCharsets;</text:p>
      <text:p text:style-name="P1">//el ejercicio es igual porque anteriormente ya los mostraba y los llamaba en el main por lo que ya estan verificados</text:p>
      <text:p text:style-name="P1">public class ej10 {</text:p>
      <text:p text:style-name="P1"><text:s text:c="4"/>public static void main(String[] args) throws IOException {</text:p>
      <text:p text:style-name="P1"><text:s text:c="8"/>int articulos[] = {1, 2, 3}; <text:s text:c="6"/>// artículo</text:p>
      <text:p text:style-name="P1"><text:s text:c="8"/>int precios[] = {102, 20, 30}; <text:s text:c="5"/>// precio</text:p>
      <text:p text:style-name="P1"><text:s text:c="8"/>String filePath = "C:\\misArchivos\\archivo\\articuloPrecio2.dat";</text:p>
      <text:p text:style-name="P1"/>
      <text:p text:style-name="P1"><text:s text:c="8"/>escribirArchivoPrecios(filePath, articulos, precios);</text:p>
      <text:p text:style-name="P1"><text:s text:c="8"/>leerArchivoPrecios(filePath);</text:p>
      <text:p text:style-name="P1"><text:s text:c="8"/>System.out.println("---------------------------");</text:p>
      <text:p text:style-name="P1"><text:s text:c="8"/>actualizarArchivoPrecios(filePath, articulos, precios);</text:p>
      <text:p text:style-name="P1"><text:s text:c="8"/>leerArchivoPrecios(filePath);</text:p>
      <text:p text:style-name="P1"><text:s text:c="4"/>}</text:p>
      <text:p text:style-name="P1"/>
      <text:p text:style-name="P1"><text:s text:c="4"/>public static void escribi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file.writeInt(articulos[i]); // artículo número</text:p>
      <text:p text:style-name="P1"><text:s text:c="16"/>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atic void leerArchivoPrecios(String filePath) {</text:p>
      <text:p text:style-name="P1"><text:s text:c="8"/>try (RandomAccessFile file = new RandomAccessFile(filePath, "r")) {</text:p>
      <text:p text:style-name="P1"><text:s text:c="12"/>//ponglo el puntero al inicio (en este caso da igual porque no lo he movido en ningún lado)</text:p>
      <text:p text:style-name="P1"><text:s text:c="12"/>file.seek(0);</text:p>
      <text:p text:style-name="P1"><text:s text:c="12"/>// mientras la posición actual del puntero sea menor que la longitud total del archivo</text:p>
      <text:p text:style-name="P1"><text:s text:c="12"/>while (file.getFilePointer() &lt; file.length()) {</text:p>
      <text:p text:style-name="P1"><text:s text:c="16"/>// Lee el entero (artículo)</text:p>
      <text:p text:style-name="P1"><text:s text:c="16"/>int articulo = file.readInt();</text:p>
      <text:p text:style-name="P1"><text:s text:c="16"/>// Lee el entero (precio)</text:p>
      <text:p text:style-name="P1"><text:s text:c="16"/>int precio = file.readInt();</text:p>
      <text:p text:style-name="P1"/>
      <text:p text:style-name="P1"><text:s text:c="16"/>System.out.println("articulo: "+articulo+" precio: "+precio);</text:p>
      <text:p text:style-name="P1"><text:soft-page-break/>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7"/>public static void actualizarArchivoPrecios(String filePath, int[] articulos, int[] precios) {</text:p>
      <text:p text:style-name="P1"><text:s text:c="8"/>try (RandomAccessFile file = new RandomAccessFile(filePath, "rw")) {</text:p>
      <text:p text:style-name="P1"><text:s text:c="12"/>//recorro el for en articulos lenght porque tienen la lisma longitud por eso no creo 2 fors</text:p>
      <text:p text:style-name="P1"><text:s text:c="12"/>for (int i = 0; i &lt; articulos.length; i++) {</text:p>
      <text:p text:style-name="P1"><text:s text:c="16"/>//se divide el precio</text:p>
      <text:p text:style-name="P1"><text:s text:c="16"/>if(precios[i]&gt;100){</text:p>
      <text:p text:style-name="P1"><text:s text:c="16"/>file.writeInt(articulos[i]); // artículo número</text:p>
      <text:p text:style-name="P1"><text:s text:c="16"/>file.writeInt(precios[i]/2); // artículo número</text:p>
      <text:p text:style-name="P1"><text:s text:c="16"/>}</text:p>
      <text:p text:style-name="P1"><text:s text:c="16"/>//se multiplica el precio</text:p>
      <text:p text:style-name="P1"><text:s text:c="16"/>if(precios[i]&lt;100){</text:p>
      <text:p text:style-name="P1"><text:s text:c="16"/>file.writeInt(articulos[i]); // artículo número</text:p>
      <text:p text:style-name="P1"><text:s text:c="16"/>file.writeInt(precios[i]*2); // artículo número</text:p>
      <text:p text:style-name="P1"><text:s text:c="16"/>}</text:p>
      <text:p text:style-name="P1"><text:s text:c="15"/>// file.writeInt(articulos[i]); // artículo número</text:p>
      <text:p text:style-name="P1"><text:s text:c="15"/>// file.writeInt(precios[i]); // artículo número</text:p>
      <text:p text:style-name="P1"><text:s text:c="12"/>}</text:p>
      <text:p text:style-name="P1"><text:s text:c="8"/>} catch (IO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4"/></text:p>
      <text:p text:style-name="P1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0:21:30.796457718</meta:creation-date>
    <dc:date>2023-09-28T10:37:17.284587068</dc:date>
    <meta:editing-duration>PT15M47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7" meta:paragraph-count="545" meta:word-count="2237" meta:character-count="22229" meta:non-whitespace-character-count="16207"/>
  </office:meta>
</office:document-meta>
</file>